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j8cm_tec.doc</text:p>
      <text:p text:style-name="Preformatted_20_Text"/>
      <text:p text:style-name="Preformatted_20_Text">Technical information on J8CM.</text:p>
      <text:p text:style-name="Preformatted_20_Text"/>
      <text:p text:style-name="Preformatted_20_Text">MAR - Memory Address Register</text:p>
      <text:p text:style-name="Preformatted_20_Text"/>
      <text:p text:style-name="Preformatted_20_Text">PSW - Processor Status Word</text:p>
      <text:p text:style-name="Preformatted_20_Text"><text:s text:c="2"/>The PSW consists of four flags:</text:p>
      <text:p text:style-name="Preformatted_20_Text"><text:tab/><text:tab/>c_flag - Cycle flag. Set to zero after a fetch cycle is completed.</text:p>
      <text:p text:style-name="Preformatted_20_Text"><text:tab/><text:tab/><text:tab/><text:tab/><text:tab/>Set to one after an execute cycle is completed. Initially</text:p>
      <text:p text:style-name="Preformatted_20_Text"><text:tab/><text:tab/><text:tab/><text:tab/><text:tab/>the cycle flag is undefined and is not displayed on the</text:p>
      <text:p text:style-name="Preformatted_20_Text"><text:tab/><text:tab/><text:tab/><text:tab/><text:tab/>front panel. The cycle indicator display is driven by</text:p>
      <text:p text:style-name="Preformatted_20_Text"><text:tab/><text:tab/><text:tab/><text:tab/><text:tab/>the cycle flag.</text:p>
      <text:p text:style-name="Preformatted_20_Text"><text:tab/><text:tab/>v_flag - Overflow flag. Not used.</text:p>
      <text:p text:style-name="Preformatted_20_Text"><text:tab/><text:tab/>n_flag - Negative flag. The n-flag is set to one when bit 8 of the</text:p>
      <text:p text:style-name="Preformatted_20_Text"><text:tab/><text:tab/><text:tab/><text:tab/><text:tab/>accumulator is set to one.</text:p>
      <text:p text:style-name="Preformatted_20_Text"><text:tab/><text:tab/>z_flag - Zero flag. The z_flag is set to one when the contents of</text:p>
      <text:p text:style-name="Preformatted_20_Text"><text:tab/><text:tab/><text:tab/><text:tab/><text:tab/>the accumulator equals zero.</text:p>
      <text:p text:style-name="Preformatted_20_Text"/>
      <text:p text:style-name="Preformatted_20_Text"/>
      <text:p text:style-name="Preformatted_20_Text">XREG/YREG</text:p>
      <text:p text:style-name="Preformatted_20_Text"><text:s text:c="2"/>General purpose ALU registers.</text:p>
      <text:p text:style-name="Preformatted_20_Text"/>
      <text:p text:style-name="Preformatted_20_Text">Memory addressing modes supported:</text:p>
      <text:p text:style-name="Preformatted_20_Text"><text:tab/><text:tab/>Memory Direct.</text:p>
      <text:p text:style-name="Preformatted_20_Text"><text:soft-page-break/></text:p>
      <text:p text:style-name="Preformatted_20_Text">The Instruction Cycle</text:p>
      <text:p text:style-name="Preformatted_20_Text"><text:s text:c="2"/>16 bit word - 8-bit instruction, 8-bit operand.</text:p>
      <text:p text:style-name="Preformatted_20_Text"><text:s text:c="2"/>half word fetches</text:p>
      <text:p text:style-name="Preformatted_20_Text"/>
      <text:p text:style-name="Preformatted_20_Text">Bus widths:</text:p>
      <text:p text:style-name="Preformatted_20_Text"><text:s text:c="2"/>Data - 8-bits</text:p>
      <text:p text:style-name="Preformatted_20_Text"><text:s text:c="2"/>Address - 8-bits</text:p>
      <text:p text:style-name="Preformatted_20_Text"><text:s text:c="2"/>Control - 2-bits (one R/W bit, one memory/IO bit)</text:p>
      <text:p text:style-name="Preformatted_20_Text"/>
      <text:p text:style-name="Preformatted_20_Text">Memory configuration - 8x256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7" meta:word-count="158" meta:character-count="939"/>
    <meta:generator>OpenOffice/4.1.3$Win32 OpenOffice.org_project/413m1$Build-9783</meta:generator>
  </office:meta>
</office:document-meta>
</file>